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8000001C7C170681775B778B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="gradient" draw:fill-color="#ed777b" draw:fill-gradient-name="gradient" draw:gradient-step-count="64" draw:opacity="50%" draw:textarea-horizontal-align="justify" draw:textarea-vertical-align="middle" draw:auto-grow-height="false" fo:min-height="4.691cm" fo:min-width="4.979cm" draw:shadow-opacity="50%"/>
    </style:style>
    <style:style style:name="gr4" style:family="graphic" style:parent-style-name="standard">
      <style:graphic-properties draw:fill="gradient" draw:fill-color="#ed777b" draw:fill-gradient-name="gradient" draw:gradient-step-count="64" draw:opacity="50%" draw:textarea-horizontal-align="justify" draw:textarea-vertical-align="middle" draw:auto-grow-height="false" fo:min-height="1.188cm" fo:min-width="1.118cm" draw:shadow-opacity="50%"/>
    </style:style>
    <style:style style:name="gr5" style:family="graphic" style:parent-style-name="standard">
      <style:graphic-properties draw:fill="gradient" draw:fill-color="#ed777b" draw:fill-gradient-name="gradient" draw:gradient-step-count="64" draw:opacity="50%" draw:textarea-horizontal-align="justify" draw:textarea-vertical-align="middle" draw:auto-grow-height="false" fo:min-height="1.546cm" fo:min-width="1.207cm" draw:shadow-opacity="50%"/>
    </style:style>
    <style:style style:name="gr6" style:family="graphic" style:parent-style-name="standard">
      <style:graphic-properties draw:fill="gradient" draw:fill-color="#ed777b" draw:fill-gradient-name="gradient" draw:gradient-step-count="64" draw:opacity="50%" draw:textarea-horizontal-align="justify" draw:textarea-vertical-align="middle" draw:auto-grow-height="false" fo:min-height="0.739cm" fo:min-width="0.04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color="#ed777b" draw:fill-gradient-name="gradient" draw:gradient-step-count="64" draw:opacity="5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854cm" svg:x="1.426cm" svg:y="6.617cm">
          <draw:image xlink:href="Pictures/1000000000000258000001C7C170681775B778BE.gif" xlink:type="simple" xlink:show="embed" xlink:actuate="onLoad">
            <text:p/>
          </draw:image>
        </draw:frame>
        <draw:custom-shape draw:style-name="gr2" draw:text-style-name="P1" draw:layer="layout" svg:width="0.127cm" svg:height="0.001cm" svg:x="9.509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7.747cm" svg:height="6.985cm" svg:x="2.016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.286cm" svg:height="2.032cm" svg:x="10.017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413cm" svg:height="2.54cm" svg:x="17.129cm" svg:y="1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762cm" svg:height="1.397cm" svg:x="19.923cm" svg:y="17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gradient" draw:style="radial" draw:cx="50%" draw:cy="50%" draw:start-color="#ff3333" draw:end-color="#ed777b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02-22T09:34:20.018050147</dc:date>
    <meta:editing-duration>PT11M8S</meta:editing-duration>
    <meta:editing-cycles>3</meta:editing-cycles>
    <meta:generator>LibreOffice/6.0.7.3$Linux_X86_64 LibreOffice_project/00m0$Build-3</meta:generator>
    <meta:document-statistic meta:object-count="6"/>
  </office:meta>
</office:document-meta>
</file>